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AB44DCF82E707E3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4.377cm" fo:margin-left="-0.243cm" fo:margin-top="0cm" fo:margin-bottom="0cm" table:align="left"/>
    </style:style>
    <style:style style:name="Table1.A" style:family="table-column">
      <style:table-column-properties style:column-width="1.93cm"/>
    </style:style>
    <style:style style:name="Table1.B" style:family="table-column">
      <style:table-column-properties style:column-width="12.44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875cm" fo:margin-left="-0.243cm" fo:margin-top="0cm" fo:margin-bottom="0cm" table:align="left"/>
    </style:style>
    <style:style style:name="Table2.A" style:family="table-column">
      <style:table-column-properties style:column-width="3.519cm"/>
    </style:style>
    <style:style style:name="Table2.B" style:family="table-column">
      <style:table-column-properties style:column-width="12.35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2.B3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3" style:family="table">
      <style:table-properties style:width="15.921cm" fo:margin-left="-0.243cm" fo:margin-top="0cm" fo:margin-bottom="0cm" table:align="left"/>
    </style:style>
    <style:style style:name="Table3.A" style:family="table-column">
      <style:table-column-properties style:column-width="15.92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4" style:family="table">
      <style:table-properties style:width="15.875cm" fo:margin-left="-0.243cm" fo:margin-top="0cm" fo:margin-bottom="0cm" table:align="left"/>
    </style:style>
    <style:style style:name="Table4.A" style:family="table-column">
      <style:table-column-properties style:column-width="3.281cm"/>
    </style:style>
    <style:style style:name="Table4.B" style:family="table-column">
      <style:table-column-properties style:column-width="12.59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5" style:family="table">
      <style:table-properties style:width="15.875cm" fo:margin-left="-0.243cm" fo:margin-top="0cm" fo:margin-bottom="0cm" table:align="left"/>
    </style:style>
    <style:style style:name="Table5.A" style:family="table-column">
      <style:table-column-properties style:column-width="3.413cm"/>
    </style:style>
    <style:style style:name="Table5.B" style:family="table-column">
      <style:table-column-properties style:column-width="12.46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padding="0cm" fo:border="none"/>
      <style:text-properties fo:font-size="6pt" style:font-size-asian="6pt" style:font-size-complex="6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paragraph-rsid="0021fb6d"/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/>
    </style:style>
    <style:style style:name="P8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 officeooo:paragraph-rsid="00163a6e"/>
    </style:style>
    <style:style style:name="P9" style:family="paragraph" style:parent-style-name="Standard">
      <style:paragraph-properties fo:margin-top="0cm" fo:margin-bottom="0cm" loext:contextual-spacing="false" fo:line-height="100%" fo:padding="0cm" fo:border="none"/>
      <style:text-properties officeooo:rsid="00163a6e" officeooo:paragraph-rsid="00180f69"/>
    </style:style>
    <style:style style:name="P10" style:family="paragraph" style:parent-style-name="Standard">
      <style:paragraph-properties fo:margin-top="0cm" fo:margin-bottom="0cm" loext:contextual-spacing="false" fo:line-height="100%" fo:padding="0cm" fo:border="none"/>
      <style:text-properties officeooo:rsid="001ae8ef" officeooo:paragraph-rsid="001ae8ef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 fo:padding="0cm" fo:border="none"/>
      <style:text-properties officeooo:rsid="0029d77c" officeooo:paragraph-rsid="0029d77c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</style:style>
    <style:style style:name="P14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</style:style>
    <style:style style:name="P15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203c89" officeooo:paragraph-rsid="00203c89"/>
    </style:style>
    <style:style style:name="P16" style:family="paragraph" style:parent-style-name="Standard">
      <style:paragraph-properties fo:margin-top="0cm" fo:margin-bottom="0cm" loext:contextual-spacing="false" fo:line-height="100%" fo:keep-together="auto" fo:padding="0cm" fo:border="none" fo:keep-with-next="auto"/>
      <style:text-properties officeooo:rsid="00203c89" officeooo:paragraph-rsid="002f2d79"/>
    </style:style>
    <style:style style:name="P17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officeooo:rsid="00163a6e" officeooo:paragraph-rsid="001a87f6"/>
    </style:style>
    <style:style style:name="P23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24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25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26" style:family="paragraph" style:parent-style-name="Heading_20_2">
      <style:paragraph-properties fo:margin-top="0.353cm" fo:margin-bottom="0cm" loext:contextual-spacing="false" fo:padding="0cm" fo:border="none"/>
    </style:style>
    <style:style style:name="P27" style:family="paragraph" style:parent-style-name="Heading_20_1">
      <style:paragraph-properties fo:margin-top="0.353cm" fo:margin-bottom="0cm" loext:contextual-spacing="false" fo:text-align="center" style:justify-single-word="false" fo:padding="0cm" fo:border="none"/>
    </style:style>
    <style:style style:name="P28" style:family="paragraph" style:parent-style-name="Heading_20_1">
      <style:paragraph-properties fo:margin-top="0.353cm" fo:margin-bottom="0cm" loext:contextual-spacing="false" fo:text-align="start" style:justify-single-word="false" fo:padding="0cm" fo:border="none"/>
    </style:style>
    <style:style style:name="P29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30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officeooo:rsid="001ae8ef"/>
    </style:style>
    <style:style style:name="T2" style:family="text">
      <style:text-properties officeooo:rsid="00163a6e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color="#660000"/>
    </style:style>
    <style:style style:name="T5" style:family="text">
      <style:text-properties officeooo:rsid="001a87f6"/>
    </style:style>
    <style:style style:name="T6" style:family="text">
      <style:text-properties officeooo:rsid="001c74d5"/>
    </style:style>
    <style:style style:name="T7" style:family="text">
      <style:text-properties officeooo:rsid="00203c89"/>
    </style:style>
    <style:style style:name="T8" style:family="text">
      <style:text-properties officeooo:rsid="0021fb6d"/>
    </style:style>
    <style:style style:name="T9" style:family="text">
      <style:text-properties officeooo:rsid="00267076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j6tf2leztpx8"/></text:p>
      <text:p text:style-name="P23"><text:bookmark text:name="_2t895x5vgele"/>Projet <text:span text:style-name="T2">LogicGate</text:span> </text:p>
      <text:p text:style-name="P29"><text:bookmark text:name="_6ssryf72fcgc"/>Master 1 Informatique — Génie Logiciel — Projet Phase 1</text:p>
      <text:p text:style-name="P1">Diffusion</text:p>
      <text:p text:style-name="P1"><draw:rect text:anchor-type="as-char" svg:y="0cm" draw:z-index="4" draw:style-name="gr1" draw:text-style-name="P31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1">A:</text:p>
          </table:table-cell>
          <table:table-cell table:style-name="Table1.A1" office:value-type="string">
            <text:p text:style-name="P21">Pablo Arrighi (<text:a xlink:type="simple" xlink:href="mailto:pablo.arrighi+m1swe@gmail.com" text:style-name="Internet_20_link" text:visited-style-name="Visited_20_Internet_20_Link"><text:span text:style-name="T3">pablo.arrighi+m1swe@gmail.com</text:span></text:a>)</text:p>
            <text:p text:style-name="P21">Stefano Facchni (<text:a xlink:type="simple" xlink:href="mailto:stefano.facchini+m1swe@gmail.com" text:style-name="Internet_20_link" text:visited-style-name="Visited_20_Internet_20_Link"><text:span text:style-name="T3">stefano.facchin+m1swe@gmail.com</text:span></text:a>)</text:p>
          </table:table-cell>
        </table:table-row>
        <table:table-row table:style-name="Table1.1">
          <table:table-cell table:style-name="Table1.A1" office:value-type="string">
            <text:p text:style-name="P21">CC:</text:p>
          </table:table-cell>
          <table:table-cell table:style-name="Table1.B2" office:value-type="string">
            <text:p text:style-name="P22">Lucas <text:span text:style-name="T5">Goareguer (L</text:span><text:a xlink:type="simple" xlink:href="mailto:lucas.goareguer@etu" text:style-name="Internet_20_link" text:visited-style-name="Visited_20_Internet_20_Link"><text:span text:style-name="T5">ucas.Goareguer@etu</text:span></text:a><text:span text:style-name="T5">.univ-amu.fr</text:span>, </text:p>
            <text:p text:style-name="P22">Johan <text:span text:style-name="T5">Mabily (</text:span>Johan.<text:span text:style-name="T5">Mabily</text:span><text:a xlink:type="simple" xlink:href="mailto:lucas.goareguer@etu" text:style-name="Internet_20_link" text:visited-style-name="Visited_20_Internet_20_Link"><text:span text:style-name="T5">@etu</text:span></text:a><text:span text:style-name="T5">.univ-amu.fr)</text:span>, Chiheb <text:span text:style-name="T5">Guelmani(</text:span>Chiheb.<text:span text:style-name="T5">Guelmani</text:span><text:a xlink:type="simple" xlink:href="mailto:lucas.goareguer@etu" text:style-name="Internet_20_link" text:visited-style-name="Visited_20_Internet_20_Link"><text:span text:style-name="T5">@etu</text:span></text:a><text:span text:style-name="T5">.univ-amu.fr)</text:span>, </text:p>
            <text:p text:style-name="P22">Timothie <text:span text:style-name="T5">Geulin (</text:span>Timothie.<text:span text:style-name="T5">Geulin</text:span><text:a xlink:type="simple" xlink:href="mailto:lucas.goareguer@etu" text:style-name="Internet_20_link" text:visited-style-name="Visited_20_Internet_20_Link"><text:span text:style-name="T5">@etu</text:span></text:a><text:span text:style-name="T5">.univ-amu.fr)</text:span></text:p>
          </table:table-cell>
        </table:table-row>
      </table:table>
      <text:p text:style-name="P18"/>
      <text:p text:style-name="P1"/>
      <text:p text:style-name="P1">Participants</text:p>
      <text:p text:style-name="P1"><draw:rect text:anchor-type="as-char" svg:y="0cm" draw:z-index="5" draw:style-name="gr1" draw:text-style-name="P31" svg:width="0.003cm" svg:height="0.054cm"><text:p/></draw:rect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Equipe</text:p>
          </table:table-cell>
          <table:table-cell table:style-name="Table2.A1" office:value-type="string">
            <text:p text:style-name="P8">LogicGate</text:p>
          </table:table-cell>
        </table:table-row>
        <table:table-row table:style-name="Table2.1">
          <table:table-cell table:style-name="Table2.A1" office:value-type="string">
            <text:p text:style-name="P3">Chef de projet</text:p>
          </table:table-cell>
          <table:table-cell table:style-name="Table2.A1" office:value-type="string">
            <text:p text:style-name="P10">Lucas</text:p>
          </table:table-cell>
        </table:table-row>
        <table:table-row table:style-name="Table2.1">
          <table:table-cell table:style-name="Table2.A1" office:value-type="string">
            <text:p text:style-name="P3">Analyste(s) / Concepteur(s)</text:p>
          </table:table-cell>
          <table:table-cell table:style-name="Table2.B3" office:value-type="string">
            <text:p text:style-name="P8">Lucas, Johan, Chiheb, Timothie</text:p>
          </table:table-cell>
        </table:table-row>
        <table:table-row table:style-name="Table2.1">
          <table:table-cell table:style-name="Table2.A1" office:value-type="string">
            <text:p text:style-name="P3">Testeur(s)</text:p>
          </table:table-cell>
          <table:table-cell table:style-name="Table2.B3" office:value-type="string">
            <text:p text:style-name="P9">Lucas, Johan, Chiheb, Timothie</text:p>
          </table:table-cell>
        </table:table-row>
        <table:table-row table:style-name="Table2.1">
          <table:table-cell table:style-name="Table2.A1" office:value-type="string">
            <text:p text:style-name="P3">Développeur(s)</text:p>
          </table:table-cell>
          <table:table-cell table:style-name="Table2.B3" office:value-type="string">
            <text:p text:style-name="P7">Lucas, Johan, Chiheb, Timothie</text:p>
          </table:table-cell>
        </table:table-row>
      </table:table>
      <text:p text:style-name="P1"/>
      <text:p text:style-name="P1"/>
      <text:p text:style-name="P1">Présentation du sujet </text:p>
      <text:p text:style-name="P1"><draw:rect text:anchor-type="as-char" svg:y="0cm" draw:z-index="6" draw:style-name="gr1" draw:text-style-name="P31" svg:width="0.003cm" svg:height="0.054cm"><text:p/></draw:rect></text:p>
      <text:p text:style-name="P1"><text:tab/>Le client appartient au secteur <text:span text:style-name="T6">du dévellopement d’applications mobile. Il souhaite créer une application à but éducatif, qui permettrait au plus grand nombre de découvrir les porte logiques de façon ludique.</text:span></text:p>
      <text:p text:style-name="P1"/>
      <text:p text:style-name="P1"/>
      <text:p text:style-name="P17"/>
      <text:p text:style-name="P1"/>
      <text:p text:style-name="P1"/>
      <text:p text:style-name="P1">Table des matières</text:p>
      <text:p text:style-name="P1"><draw:rect text:anchor-type="as-char" svg:y="0cm" draw:z-index="7" draw:style-name="gr1" draw:text-style-name="P31" svg:width="0.003cm" svg:height="0.054cm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/>
            <text:table-of-content text:style-name="Sect1" text:protected="true" text:name="Table of Contents1">
              <text:table-of-content-source text:outline-level="10" text:use-index-marks="false">
                <text:index-title-template text:style-name="Contents_20_Heading"/>
                <text:table-of-content-entry-template text:outline-level="1" text:style-name="Contents_20_1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2" text:style-name="Contents_20_2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3" text:style-name="Contents_20_3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4" text:style-name="Contents_20_4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5" text:style-name="Contents_20_5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6" text:style-name="Contents_20_6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7" text:style-name="Contents_20_7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8" text:style-name="Contents_20_8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9" text:style-name="Contents_20_9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  <text:table-of-content-entry-template text:outline-level="10" text:style-name="Contents_20_10">
                  <text:index-entry-link-start/>
                  <text:index-entry-link-start text:style-name="Index_20_Link"/>
                  <text:index-entry-chapter/>
                  <text:index-entry-text/>
                  <text:index-entry-tab-stop style:type="right" style:leader-char="."/>
                  <text:index-entry-page-number/>
                  <text:index-entry-link-end/>
                  <text:index-entry-link-end/>
                </text:table-of-content-entry-template>
              </text:table-of-content-source>
              <text:index-body>
                <text:p text:style-name="P24"><text:a xlink:type="simple" xlink:href="#_1zd0osh85pfl" text:style-name="Index_20_Link" text:visited-style-name="Index_20_Link"><text:span text:style-name="T3">Cahier des charges &amp; Spécifications</text:span></text:a></text:p>
                <text:p text:style-name="P25"><text:a xlink:type="simple" xlink:href="#_zibjt27aoypc" text:style-name="Index_20_Link" text:visited-style-name="Index_20_Link"><text:span text:style-name="T3">Synthèse</text:span></text:a></text:p>
                <text:p text:style-name="P24"><text:a xlink:type="simple" xlink:href="#_pwdkenqpp72u" text:style-name="Index_20_Link" text:visited-style-name="Index_20_Link"><text:span text:style-name="T3">Dossier d’Analyse Fonctionnelle</text:span></text:a></text:p>
                <text:p text:style-name="P25"><text:a xlink:type="simple" xlink:href="#_hhxdmnfwpbur" text:style-name="Index_20_Link" text:visited-style-name="Index_20_Link"><text:span text:style-name="T3">Synthèse</text:span></text:a></text:p>
              </text:index-body>
            </text:table-of-content>
            <text:p text:style-name="P21"/>
          </table:table-cell>
        </table:table-row>
      </table:table>
      <text:p text:style-name="P1"/>
      <text:p text:style-name="P1"/>
      <text:p text:style-name="P17"/>
      <text:p text:style-name="P27"><text:bookmark text:name="_1zd0osh85pfl"/>Cahier des charges &amp; Spécifications</text:p>
      <text:p text:style-name="P13"><text:s/>(Eventuellement: Plan de développement / Tableau de bord)</text:p>
      <text:p text:style-name="P13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Auteur(s)</text:p>
          </table:table-cell>
          <table:table-cell table:style-name="Table4.A1" office:value-type="string">
            <text:p text:style-name="P15">Johan, Lucas</text:p>
          </table:table-cell>
        </table:table-row>
      </table:table>
      <text:p text:style-name="P4"/>
      <text:p text:style-name="P4"/>
      <text:p text:style-name="P1"/>
      <text:p text:style-name="P26"><text:bookmark text:name="_zibjt27aoypc"/>Synthèse</text:p>
      <text:p text:style-name="P5">L’objectif du projet <text:span text:style-name="T7">LogicGate est de proposer une application qui doit apprendre l’utilisation des portes logiques via une succession d’exercices.</text:span></text:p>
      <text:p text:style-name="P5"/>
      <text:p text:style-name="P5">Les besoins prioritaires du client sont <text:span text:style-name="T7">de sortir l’application sur smartphone, de faire comprendre aux utilisateurs l’universalité de la porte NonOu, <text:s/>rendre l’application accessible à tout le monde en termes de difficulté, ainsi qu’avoir un éditeur de niveaux.</text:span></text:p>
      <text:p text:style-name="P6"/>
      <text:p text:style-name="P11"><text:span text:style-name="T8">Le projet sera abouti lorsque l’application sera utilisable et permettra une compréhension ludique des portes logiques. </text:span><text:line-break/></text:p>
      <text:p text:style-name="P5">Les principaux risques associés résiden<text:span text:style-name="T9">t dans l’utilisation de kivent, dont l’apprentissage pourrait prendre du temps.</text:span></text:p>
      <text:p text:style-name="P5"/>
      <text:p text:style-name="P12">Une partie de l’équipe commencera par se former à l’utilisation de Kivent, alors que l’autre équipe commencera à concevoir l’architecture détaillée du programme.</text:p>
      <text:p text:style-name="P5"/>
      <text:p text:style-name="P14"/>
      <text:p text:style-name="P14"><text:span text:style-name="T4">POURSUIVRE AVEC LES ELEMENTS DU CAHIER DES CHARGES / SPECIFICATIONS EXPLIQUES EN </text:span><text:a xlink:type="simple" xlink:href="https://drive.google.com/open?id=1wkQ8JrdekWCMWzx0r1se2YZsCgx53ohyF6h4AaHIXHA" text:style-name="Internet_20_link" text:visited-style-name="Visited_20_Internet_20_Link"><text:span text:style-name="T3">CM Documents</text:span></text:a><text:span text:style-name="T4"> QUI VOUS PARAISSENT LES PLUS PERTINENTS.</text:span></text:p>
      <text:p text:style-name="P14"/>
      <text:p text:style-name="P28"><text:bookmark text:name="_chidx2kq73n9"/></text:p>
      <text:p text:style-name="P28"><text:bookmark text:name="_qzspsodsft4e"/></text:p>
      <text:p text:style-name="P28"><text:bookmark text:name="_re35ekbnxl8b"/></text:p>
      <text:p text:style-name="P17"/>
      <text:p text:style-name="P27"><text:bookmark text:name="_pwdkenqpp72u"/>Dossier d’Analyse Fonctionnelle</text:p>
      <text:p text:style-name="P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Auteur(s)</text:p>
          </table:table-cell>
          <table:table-cell table:style-name="Table5.A1" office:value-type="string">
            <text:p text:style-name="P16">Johan, Lucas</text:p>
          </table:table-cell>
        </table:table-row>
      </table:table>
      <text:p text:style-name="P4"/>
      <text:p text:style-name="P4"/>
      <text:p text:style-name="P1"/>
      <text:p text:style-name="P26"><text:bookmark text:name="_hhxdmnfwpbur"/>Synthèse</text:p>
      <text:p text:style-name="P5">L’objectif du projet X est de …</text:p>
      <text:p text:style-name="P5">La modélisation du système a été effectuée via …</text:p>
      <text:p text:style-name="P5">Nous avons opté pour architecture dont les principales caractéristiques sont de …</text:p>
      <text:p text:style-name="P5">En effet, cette architecture permettra au logiciel de …</text:p>
      <text:p text:style-name="P5">Ladite architecture est décrite via <text:s/>…</text:p>
      <text:p text:style-name="P1"><text:s/></text:p>
      <text:p text:style-name="P1"/>
      <text:p text:style-name="P1"><text:span text:style-name="T4">POURSUIVRE AVEC LES ELEMENTS DU DOSSIER D’ANALYSE FONCTIONNELLE EXPLIQUES EN </text:span><text:a xlink:type="simple" xlink:href="https://drive.google.com/open?id=1wkQ8JrdekWCMWzx0r1se2YZsCgx53ohyF6h4AaHIXHA" text:style-name="Internet_20_link" text:visited-style-name="Visited_20_Internet_20_Link"><text:span text:style-name="T3">CM Documents</text:span></text:a><text:span text:style-name="T4"> QUI VOUS PARAISSENT LES PLUS PERTINENTS.</text:span></text:p>
      <text:p text:style-name="P1"/>
      <text:p text:style-name="P1"/>
      <text:p text:style-name="P5"/>
      <text:p text:style-name="P5"/>
      <text:p text:style-name="P5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T1" style:family="text">
      <style:text-properties officeooo:rsid="001ae8ef"/>
    </style:style>
    <style:style style:name="MT2" style:family="text">
      <style:text-properties officeooo:rsid="00163a6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588cm" svg:y="0.318cm" svg:width="6.1cm" svg:height="1.88cm" draw:z-index="3"><draw:image xlink:href="Pictures/10000000000001930000007DAB44DCF82E707E3D.jpg" xlink:type="simple" xlink:show="embed" xlink:actuate="onLoad"/></draw:frame></text:p>
        <text:p text:style-name="MP2">Date de rendu</text:p>
        <text:p text:style-name="MP3">Projet Phase 1 / <text:s/><text:span text:style-name="MT1">LogicGate</text:span></text:p>
        <text:p text:style-name="MP2">Equipe <text:span text:style-name="MT2">LogicGate</text:span> : <text:span text:style-name="MT2">Lucas, Johan, Chiheb, Timothie</text:span></text:p>
      </style:header>
      <style:footer>
        <text:p text:style-name="MP4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9-27T16:46:56.039078276</dc:date>
    <meta:editing-duration>PT1H18M19S</meta:editing-duration>
    <meta:editing-cycles>15</meta:editing-cycles>
    <meta:document-statistic meta:table-count="5" meta:image-count="1" meta:object-count="0" meta:page-count="4" meta:paragraph-count="58" meta:word-count="334" meta:character-count="2493" meta:non-whitespace-character-count="2198"/>
  </office:meta>
</office:document-meta>
</file>